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text-properties fo:color="#babdb6" style:font-name="Monospace" fo:font-size="10pt" style:font-size-asian="10pt"/>
    </style:style>
    <style:style style:name="P3" style:family="paragraph" style:parent-style-name="Standard">
      <style:text-properties fo:color="#000000" style:font-name="Monospace" fo:font-size="10pt" officeooo:rsid="001270cf" officeooo:paragraph-rsid="001270cf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ef2929" style:font-name="Monospace" fo:font-size="10pt" style:font-size-asian="10pt"/>
    </style:style>
    <style:style style:name="T2" style:family="text">
      <style:text-properties fo:color="#ef2929" style:font-name="Monospace" fo:font-size="10pt" style:font-size-asian="10pt"/>
    </style:style>
    <style:style style:name="T3" style:family="text">
      <style:text-properties fo:color="#ef2929"/>
    </style:style>
    <style:style style:name="T4" style:family="text">
      <style:text-properties fo:color="#babdb6" style:font-name="Monospace" fo:font-size="10pt" style:font-size-asian="10pt"/>
    </style:style>
    <style:style style:name="T5" style:family="text">
      <style:text-properties fo:color="#babdb6" style:font-name="Monospace" fo:font-size="10pt" style:font-size-asian="10pt"/>
    </style:style>
    <style:style style:name="T6" style:family="text">
      <style:text-properties fo:color="#babdb6"/>
    </style:style>
    <style:style style:name="T7" style:family="text">
      <style:text-properties fo:color="#e6e6fa" style:font-name="Monospace" fo:font-size="10pt" style:font-size-asian="10pt"/>
    </style:style>
    <style:style style:name="T8" style:family="text">
      <style:text-properties fo:color="#e6e6fa" style:font-name="Monospace" fo:font-size="10pt" style:font-size-asian="10pt"/>
    </style:style>
    <style:style style:name="T9" style:family="text">
      <style:text-properties fo:color="#e6e6fa"/>
    </style:style>
    <style:style style:name="T10" style:family="text">
      <style:text-properties fo:color="#17c6a3" style:font-name="Monospace" fo:font-size="10pt" fo:font-style="italic" style:font-size-asian="10pt" style:font-style-asian="italic"/>
    </style:style>
    <style:style style:name="T11" style:family="text">
      <style:text-properties fo:color="#17c6a3" style:font-name="Monospace" fo:font-size="10pt" fo:font-style="italic" style:font-size-asian="10pt" style:font-style-asian="italic"/>
    </style:style>
    <style:style style:name="T12" style:family="text">
      <style:text-properties fo:color="#17c6a3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13" style:family="text">
      <style:text-properties fo:color="#17c6a3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14" style:family="text">
      <style:text-properties fo:color="#17c6a3" fo:font-style="italic" style:font-style-asian="italic"/>
    </style:style>
    <style:style style:name="T15" style:family="text">
      <style:text-properties fo:color="#6897bb" style:font-name="Monospace" fo:font-size="10pt" style:font-size-asian="10pt"/>
    </style:style>
    <style:style style:name="T16" style:family="text">
      <style:text-properties fo:color="#6897bb" style:font-name="Monospace" fo:font-size="10pt" style:font-size-asian="10pt"/>
    </style:style>
    <style:style style:name="T17" style:family="text">
      <style:text-properties fo:color="#f9faf4" style:font-name="Monospace" fo:font-size="10pt" style:font-size-asian="10pt"/>
    </style:style>
    <style:style style:name="T18" style:family="text">
      <style:text-properties fo:color="#f9faf4" style:font-name="Monospace" fo:font-size="10pt" style:font-size-asian="10pt"/>
    </style:style>
    <style:style style:name="T19" style:family="text">
      <style:text-properties fo:color="#f9faf4"/>
    </style:style>
    <style:style style:name="T20" style:family="text">
      <style:text-properties fo:color="#888a85" style:font-name="Monospace" fo:font-size="10pt" style:font-size-asian="10pt"/>
    </style:style>
    <style:style style:name="T21" style:family="text">
      <style:text-properties fo:color="#888a85" style:font-name="Monospace" fo:font-size="10pt" style:font-size-asian="10pt"/>
    </style:style>
    <style:style style:name="T22" style:family="text">
      <style:text-properties fo:color="#888a85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f</text:span><text:span text:style-name="T4"> spriteB.sType</text:span><text:span text:style-name="T7">==</text:span><text:span text:style-name="T10">"Map"</text:span><text:span text:style-name="T4"> </text:span><text:span text:style-name="T1">and</text:span><text:span text:style-name="T4"> spriteA.sType</text:span><text:span text:style-name="T7">!=</text:span><text:span text:style-name="T10">"Map"</text:span><text:span text:style-name="T4">:</text:span></text:p>
      <text:p text:style-name="P1"><text:span text:style-name="T4"><text:s text:c="16"/></text:span><text:span text:style-name="T1">if</text:span><text:span text:style-name="T4"> spriteA.vy</text:span><text:span text:style-name="T7">&gt;=</text:span><text:span text:style-name="T15">0</text:span><text:span text:style-name="T4"> </text:span><text:span text:style-name="T1">and</text:span><text:span text:style-name="T4"> spriteA.y</text:span><text:span text:style-name="T7">&lt;</text:span><text:span text:style-name="T4">spriteB.y </text:span><text:span text:style-name="T1">and</text:span><text:span text:style-name="T4"> </text:span><text:span text:style-name="T17">(</text:span><text:span text:style-name="T4">spriteA.y</text:span><text:span text:style-name="T7">+</text:span><text:span text:style-name="T4">spriteA.size</text:span><text:span text:style-name="T17">[</text:span><text:span text:style-name="T15">1</text:span><text:span text:style-name="T17">])</text:span><text:span text:style-name="T7">&gt;=</text:span><text:span text:style-name="T4">spriteB.y </text:span><text:span text:style-name="T1">and</text:span><text:span text:style-name="T4"> </text:span><text:span text:style-name="T17">(</text:span><text:span text:style-name="T4">spriteA.x</text:span><text:span text:style-name="T7">+</text:span><text:span text:style-name="T4">spriteA.size</text:span><text:span text:style-name="T17">[</text:span><text:span text:style-name="T15">0</text:span><text:span text:style-name="T17">]</text:span><text:span text:style-name="T7">&gt;</text:span><text:span text:style-name="T4">spriteB.x </text:span><text:span text:style-name="T1">and</text:span><text:span text:style-name="T4"> spriteA.x</text:span><text:span text:style-name="T7">&lt;</text:span><text:span text:style-name="T4">spriteB.x</text:span><text:span text:style-name="T7">+</text:span><text:span text:style-name="T4">spriteB.size</text:span><text:span text:style-name="T17">[</text:span><text:span text:style-name="T15">0</text:span><text:span text:style-name="T17">])</text:span><text:span text:style-name="T4"> :</text:span></text:p>
      <text:p text:style-name="P1"><text:span text:style-name="T4"><text:s text:c="20"/></text:span><text:span text:style-name="T1">print</text:span><text:span text:style-name="T17">(</text:span><text:span text:style-name="T10">"</text:span><text:span text:style-name="T12">yu</text:span><text:span text:style-name="T10">"</text:span><text:span text:style-name="T17">)</text:span></text:p>
      <text:p text:style-name="P1"><text:span text:style-name="T4"><text:s text:c="20"/>spriteA.timeLeave</text:span><text:span text:style-name="T7">=</text:span><text:span text:style-name="T15">0</text:span><text:span text:style-name="T20">#current time not 0</text:span></text:p>
      <text:p text:style-name="P1"><text:span text:style-name="T4"><text:s text:c="20"/>spriteA.vy</text:span><text:span text:style-name="T7">=</text:span><text:span text:style-name="T15">0</text:span></text:p>
      <text:p text:style-name="P1"><text:span text:style-name="T4"><text:s text:c="20"/>spriteA.y</text:span><text:span text:style-name="T7">=</text:span><text:span text:style-name="T4">spriteB.y</text:span><text:span text:style-name="T7">-</text:span><text:span text:style-name="T17">(</text:span><text:span text:style-name="T4">spriteA.size</text:span><text:span text:style-name="T17">[</text:span><text:span text:style-name="T15">1</text:span><text:span text:style-name="T17">])</text:span></text:p>
      <text:p text:style-name="P1"><text:span text:style-name="T4"><text:s text:c="16"/></text:span><text:span text:style-name="T1">if</text:span><text:span text:style-name="T4"> spriteA.vy</text:span><text:span text:style-name="T7">&lt;=</text:span><text:span text:style-name="T15">0</text:span><text:span text:style-name="T4"> </text:span><text:span text:style-name="T1">and</text:span><text:span text:style-name="T4"> spriteA.y</text:span><text:span text:style-name="T7">+</text:span><text:span text:style-name="T4">spriteA.size</text:span><text:span text:style-name="T17">[</text:span><text:span text:style-name="T15">1</text:span><text:span text:style-name="T17">]</text:span><text:span text:style-name="T7">&gt;</text:span><text:span text:style-name="T4">spriteB.y</text:span><text:span text:style-name="T7">+</text:span><text:span text:style-name="T4">spriteB.size</text:span><text:span text:style-name="T17">[</text:span><text:span text:style-name="T15">1</text:span><text:span text:style-name="T17">]</text:span><text:span text:style-name="T4"> </text:span><text:span text:style-name="T1">and</text:span><text:span text:style-name="T4"> spriteA.y</text:span><text:span text:style-name="T7">&lt;=</text:span><text:span text:style-name="T17">(</text:span><text:span text:style-name="T4">spriteB.y</text:span><text:span text:style-name="T7">+</text:span><text:span text:style-name="T4">spriteB.size</text:span><text:span text:style-name="T17">[</text:span><text:span text:style-name="T15">1</text:span><text:span text:style-name="T17">])</text:span><text:span text:style-name="T4"> </text:span><text:span text:style-name="T1">and</text:span><text:span text:style-name="T4"> </text:span><text:span text:style-name="T17">(</text:span><text:span text:style-name="T4">spriteA.x</text:span><text:span text:style-name="T7">+</text:span><text:span text:style-name="T4">spriteA.size</text:span><text:span text:style-name="T17">[</text:span><text:span text:style-name="T15">0</text:span><text:span text:style-name="T17">]</text:span><text:span text:style-name="T7">&gt;</text:span><text:span text:style-name="T4">spriteB.x </text:span><text:span text:style-name="T1">and</text:span><text:span text:style-name="T4"> spriteA.x</text:span><text:span text:style-name="T7">&lt;</text:span><text:span text:style-name="T4">spriteB.x</text:span><text:span text:style-name="T7">+</text:span><text:span text:style-name="T4">spriteB.size</text:span><text:span text:style-name="T17">[</text:span><text:span text:style-name="T15">0</text:span><text:span text:style-name="T17">])</text:span><text:span text:style-name="T4"> :</text:span></text:p>
      <text:p text:style-name="P1"><text:span text:style-name="T4"><text:s text:c="20"/></text:span><text:span text:style-name="T1">print</text:span><text:span text:style-name="T17">(</text:span><text:span text:style-name="T10">"</text:span><text:span text:style-name="T12">yd</text:span><text:span text:style-name="T10">"</text:span><text:span text:style-name="T17">)</text:span></text:p>
      <text:p text:style-name="P1"><text:span text:style-name="T4"><text:s text:c="20"/>spriteA.vy</text:span><text:span text:style-name="T7">=</text:span><text:span text:style-name="T15">0</text:span></text:p>
      <text:p text:style-name="P1"><text:span text:style-name="T4"><text:s text:c="20"/>spriteA.y</text:span><text:span text:style-name="T7">=</text:span><text:span text:style-name="T4">spriteB.y</text:span><text:span text:style-name="T7">+</text:span><text:span text:style-name="T17">(</text:span><text:span text:style-name="T4">spriteB.size</text:span><text:span text:style-name="T17">[</text:span><text:span text:style-name="T15">1</text:span><text:span text:style-name="T17">])</text:span></text:p>
      <text:p text:style-name="P1"><text:span text:style-name="T4"><text:s text:c="16"/></text:span><text:span text:style-name="T1">if</text:span><text:span text:style-name="T4"> spriteA.vx</text:span><text:span text:style-name="T7">&gt;=</text:span><text:span text:style-name="T15">0</text:span><text:span text:style-name="T4"> </text:span><text:span text:style-name="T1">and</text:span><text:span text:style-name="T4"> spriteA.x</text:span><text:span text:style-name="T7">&lt;</text:span><text:span text:style-name="T4">spriteB.x </text:span><text:span text:style-name="T1">and</text:span><text:span text:style-name="T4"> </text:span><text:span text:style-name="T17">(</text:span><text:span text:style-name="T4">spriteA.x</text:span><text:span text:style-name="T7">+</text:span><text:span text:style-name="T4">spriteA.size</text:span><text:span text:style-name="T17">[</text:span><text:span text:style-name="T15">0</text:span><text:span text:style-name="T17">])</text:span><text:span text:style-name="T7">&gt;=</text:span><text:span text:style-name="T4">spriteB.x </text:span><text:span text:style-name="T1">and</text:span><text:span text:style-name="T4"> spriteA.y</text:span><text:span text:style-name="T7">+</text:span><text:span text:style-name="T4">spriteA.size</text:span><text:span text:style-name="T17">[</text:span><text:span text:style-name="T15">1</text:span><text:span text:style-name="T17">]</text:span><text:span text:style-name="T7">&gt;</text:span><text:span text:style-name="T4">spriteB.y </text:span><text:span text:style-name="T1">and</text:span><text:span text:style-name="T4"> spriteA.y</text:span><text:span text:style-name="T7">&lt;</text:span><text:span text:style-name="T4">spriteB.y</text:span><text:span text:style-name="T7">+</text:span><text:span text:style-name="T4">spriteB.size</text:span><text:span text:style-name="T17">[</text:span><text:span text:style-name="T15">1</text:span><text:span text:style-name="T17">]</text:span><text:span text:style-name="T4">:</text:span></text:p>
      <text:p text:style-name="P1"><text:span text:style-name="T4"><text:s text:c="20"/></text:span><text:span text:style-name="T1">print</text:span><text:span text:style-name="T17">(</text:span><text:span text:style-name="T10">"</text:span><text:span text:style-name="T12">xl</text:span><text:span text:style-name="T10">"</text:span><text:span text:style-name="T17">)</text:span></text:p>
      <text:p text:style-name="P1"><text:span text:style-name="T4"><text:s text:c="20"/>spriteA.vx</text:span><text:span text:style-name="T7">=</text:span><text:span text:style-name="T15">0</text:span></text:p>
      <text:p text:style-name="P1"><text:span text:style-name="T4"><text:s text:c="20"/>spriteA.x</text:span><text:span text:style-name="T7">=</text:span><text:span text:style-name="T4">spriteB.x</text:span><text:span text:style-name="T7">-</text:span><text:span text:style-name="T17">(</text:span><text:span text:style-name="T4">spriteA.size</text:span><text:span text:style-name="T17">[</text:span><text:span text:style-name="T15">0</text:span><text:span text:style-name="T17">])</text:span></text:p>
      <text:p text:style-name="P1"><text:span text:style-name="T4"><text:s text:c="16"/></text:span><text:span text:style-name="T1">if</text:span><text:span text:style-name="T4"> spriteA.vx</text:span><text:span text:style-name="T7">&lt;=</text:span><text:span text:style-name="T15">0</text:span><text:span text:style-name="T4"> </text:span><text:span text:style-name="T1">and</text:span><text:span text:style-name="T4"> spriteA.x</text:span><text:span text:style-name="T7">+</text:span><text:span text:style-name="T4">spriteA.size</text:span><text:span text:style-name="T17">[</text:span><text:span text:style-name="T15">0</text:span><text:span text:style-name="T17">]</text:span><text:span text:style-name="T7">&gt;</text:span><text:span text:style-name="T4">spriteB.x</text:span><text:span text:style-name="T7">+</text:span><text:span text:style-name="T4">spriteB.size</text:span><text:span text:style-name="T17">[</text:span><text:span text:style-name="T15">0</text:span><text:span text:style-name="T17">]</text:span><text:span text:style-name="T4"> </text:span><text:span text:style-name="T1">and</text:span><text:span text:style-name="T4"> spriteA.x</text:span><text:span text:style-name="T7">&lt;=</text:span><text:span text:style-name="T4">spriteB.x</text:span><text:span text:style-name="T7">+</text:span><text:span text:style-name="T4">spriteB.size</text:span><text:span text:style-name="T17">[</text:span><text:span text:style-name="T15">0</text:span><text:span text:style-name="T17">]</text:span><text:span text:style-name="T4"> </text:span><text:span text:style-name="T1">and</text:span><text:span text:style-name="T4"> spriteA.y</text:span><text:span text:style-name="T7">+</text:span><text:span text:style-name="T4">spriteA.size</text:span><text:span text:style-name="T17">[</text:span><text:span text:style-name="T15">1</text:span><text:span text:style-name="T17">]</text:span><text:span text:style-name="T7">&gt;</text:span><text:span text:style-name="T4">spriteB.y </text:span><text:span text:style-name="T1">and</text:span><text:span text:style-name="T4"> spriteA.y</text:span><text:span text:style-name="T7">&lt;</text:span><text:span text:style-name="T4">spriteA.y</text:span><text:span text:style-name="T7">+</text:span><text:span text:style-name="T4">spriteA.size</text:span><text:span text:style-name="T17">[</text:span><text:span text:style-name="T15">1</text:span><text:span text:style-name="T17">]</text:span><text:span text:style-name="T4">:</text:span></text:p>
      <text:p text:style-name="P1"><text:span text:style-name="T4"><text:s text:c="20"/></text:span><text:span text:style-name="T1">print</text:span><text:span text:style-name="T17">(</text:span><text:span text:style-name="T10">"</text:span><text:span text:style-name="T12">xr</text:span><text:span text:style-name="T10">"</text:span><text:span text:style-name="T17">)</text:span></text:p>
      <text:p text:style-name="P1"><text:span text:style-name="T4"><text:s text:c="20"/>spriteA.vx</text:span><text:span text:style-name="T7">=</text:span><text:span text:style-name="T15">0</text:span></text:p>
      <text:p text:style-name="P1"><text:span text:style-name="T4"><text:s text:c="20"/>spriteA.x</text:span><text:span text:style-name="T7">=</text:span><text:span text:style-name="T4">spriteB.x</text:span><text:span text:style-name="T7">+</text:span><text:span text:style-name="T17">(</text:span><text:span text:style-name="T4">spriteB.size</text:span><text:span text:style-name="T17">[</text:span><text:span text:style-name="T15">0</text:span><text:span text:style-name="T17">])</text:span><text:span text:style-name="T4"> <text:s text:c="3"/></text:span></text:p>
      <text:p text:style-name="P2"><text:s text:c="20"/></text:p>
      <text:p text:style-name="P2"/>
      <text:p text:style-name="P3">Colision Handling</text:p>
      <text:p text:style-name="P3"><text:span text:style-name="T3">if</text:span><text:span text:style-name="T6"> sides</text:span><text:span text:style-name="T9">==</text:span><text:span text:style-name="T14">"u"</text:span><text:span text:style-name="T6">:</text:span></text:p>
      <text:p text:style-name="P1"><text:span text:style-name="T4"><text:s text:c="20"/>spriteA.timeLeave</text:span><text:span text:style-name="T7">=</text:span><text:span text:style-name="T15">0</text:span><text:span text:style-name="T20">#current time not 0</text:span></text:p>
      <text:p text:style-name="P1"><text:span text:style-name="T4"><text:s text:c="20"/>spriteA.vy</text:span><text:span text:style-name="T7">=</text:span><text:span text:style-name="T15">0</text:span></text:p>
      <text:p text:style-name="P1"><text:span text:style-name="T4"><text:s text:c="20"/>spriteA.y</text:span><text:span text:style-name="T7">=</text:span><text:span text:style-name="T4">spriteB.y</text:span><text:span text:style-name="T7">-</text:span><text:span text:style-name="T17">(</text:span><text:span text:style-name="T4">spriteA.size</text:span><text:span text:style-name="T17">[</text:span><text:span text:style-name="T15">1</text:span><text:span text:style-name="T17">])</text:span></text:p>
      <text:p text:style-name="P1"><text:span text:style-name="T4"><text:s text:c="16"/></text:span><text:span text:style-name="T1">elif</text:span><text:span text:style-name="T4"> sides</text:span><text:span text:style-name="T7">==</text:span><text:span text:style-name="T10">"d"</text:span><text:span text:style-name="T4">:</text:span></text:p>
      <text:p text:style-name="P1"><text:span text:style-name="T4"><text:s text:c="20"/>spriteA.vy</text:span><text:span text:style-name="T7">=</text:span><text:span text:style-name="T15">0</text:span></text:p>
      <text:p text:style-name="P1"><text:span text:style-name="T4"><text:s text:c="20"/>spriteA.y</text:span><text:span text:style-name="T7">=</text:span><text:span text:style-name="T4">spriteB.y</text:span><text:span text:style-name="T7">+</text:span><text:span text:style-name="T17">(</text:span><text:span text:style-name="T4">spriteB.size</text:span><text:span text:style-name="T17">[</text:span><text:span text:style-name="T15">1</text:span><text:span text:style-name="T17">])</text:span></text:p>
      <text:p text:style-name="P1"><text:span text:style-name="T4"><text:s text:c="16"/></text:span><text:span text:style-name="T1">elif</text:span><text:span text:style-name="T4"> sides</text:span><text:span text:style-name="T7">==</text:span><text:span text:style-name="T10">"l"</text:span><text:span text:style-name="T4">:</text:span></text:p>
      <text:p text:style-name="P1"><text:span text:style-name="T4"><text:s text:c="20"/>spriteA.vx</text:span><text:span text:style-name="T7">=</text:span><text:span text:style-name="T15">0</text:span></text:p>
      <text:p text:style-name="P1"><text:span text:style-name="T4"><text:s text:c="20"/>spriteA.x</text:span><text:span text:style-name="T7">=</text:span><text:span text:style-name="T4">spriteB.x</text:span><text:span text:style-name="T7">-</text:span><text:span text:style-name="T17">(</text:span><text:span text:style-name="T4">spriteA.size</text:span><text:span text:style-name="T17">[</text:span><text:span text:style-name="T15">0</text:span><text:span text:style-name="T17">])</text:span></text:p>
      <text:p text:style-name="P1"><text:span text:style-name="T4"><text:s text:c="16"/></text:span><text:span text:style-name="T1">elif</text:span><text:span text:style-name="T4"> sides</text:span><text:span text:style-name="T7">==</text:span><text:span text:style-name="T10">"r"</text:span><text:span text:style-name="T4">:</text:span></text:p>
      <text:p text:style-name="P1"><text:span text:style-name="T4"><text:s text:c="20"/>spriteA.vx</text:span><text:span text:style-name="T7">=</text:span><text:span text:style-name="T15">0</text:span></text:p>
      <text:p text:style-name="P1"><text:span text:style-name="T4"><text:s text:c="20"/>spriteA.x</text:span><text:span text:style-name="T7">=</text:span><text:span text:style-name="T4">spriteB.x</text:span><text:span text:style-name="T7">+</text:span><text:span text:style-name="T17">(</text:span><text:span text:style-name="T4">spriteB.size</text:span><text:span text:style-name="T17">[</text:span><text:span text:style-name="T15">0</text:span><text:span text:style-name="T17">])</text:span></text:p>
      <text:p text:style-name="P1"><text:span text:style-name="T4"><text:s text:c="16"/></text:span><text:span text:style-name="T1">elif</text:span><text:span text:style-name="T4"> sides</text:span><text:span text:style-name="T7">==</text:span><text:span text:style-name="T10">"</text:span><text:span text:style-name="T12">dr</text:span><text:span text:style-name="T10">"</text:span><text:span text:style-name="T4">:</text:span></text:p>
      <text:p text:style-name="P1"><text:span text:style-name="T4"><text:s text:c="20"/></text:span><text:span text:style-name="T1">if</text:span><text:span text:style-name="T4"> </text:span><text:span text:style-name="T17">(</text:span><text:span text:style-name="T4">spriteB.x</text:span><text:span text:style-name="T7">+</text:span><text:span text:style-name="T4">spriteB.size</text:span><text:span text:style-name="T17">[</text:span><text:span text:style-name="T15">0</text:span><text:span text:style-name="T17">]</text:span><text:span text:style-name="T7">-</text:span><text:span text:style-name="T4">spriteA.x</text:span><text:span text:style-name="T17">)</text:span><text:span text:style-name="T7">&gt;</text:span><text:span text:style-name="T17">(</text:span><text:span text:style-name="T4">spriteB.y</text:span><text:span text:style-name="T7">+</text:span><text:span text:style-name="T4">spriteB.size</text:span><text:span text:style-name="T17">[</text:span><text:span text:style-name="T15">1</text:span><text:span text:style-name="T17">]</text:span><text:span text:style-name="T7">-</text:span><text:span text:style-name="T4">spriteA.y</text:span><text:span text:style-name="T17">)</text:span><text:span text:style-name="T4">:</text:span></text:p>
      <text:p text:style-name="P1"><text:span text:style-name="T4"><text:s text:c="24"/>spriteA.vy</text:span><text:span text:style-name="T7">=</text:span><text:span text:style-name="T15">0</text:span></text:p>
      <text:p text:style-name="P1"><text:span text:style-name="T4"><text:s text:c="24"/>spriteA.y</text:span><text:span text:style-name="T7">=</text:span><text:span text:style-name="T4">spriteB.y</text:span><text:span text:style-name="T7">+</text:span><text:span text:style-name="T4">spriteB.size</text:span><text:span text:style-name="T17">[</text:span><text:span text:style-name="T15">1</text:span><text:span text:style-name="T17">]</text:span></text:p>
      <text:p text:style-name="P1"><text:span text:style-name="T4"><text:s text:c="20"/></text:span><text:span text:style-name="T1">else</text:span><text:span text:style-name="T4">:</text:span></text:p>
      <text:p text:style-name="P1"><text:span text:style-name="T4"><text:s text:c="24"/>spriteA.vx</text:span><text:span text:style-name="T7">=</text:span><text:span text:style-name="T15">0</text:span></text:p>
      <text:p text:style-name="P1"><text:span text:style-name="T4"><text:s text:c="24"/>spriteA.x</text:span><text:span text:style-name="T7">=</text:span><text:span text:style-name="T4">spriteB.x</text:span><text:span text:style-name="T7">+</text:span><text:span text:style-name="T4">spriteB.size</text:span><text:span text:style-name="T17">[</text:span><text:span text:style-name="T15">0</text:span><text:span text:style-name="T17">]</text:span></text:p>
      <text:p text:style-name="P1"><text:span text:style-name="T4"><text:s text:c="16"/></text:span><text:span text:style-name="T1">elif</text:span><text:span text:style-name="T4"> sides</text:span><text:span text:style-name="T7">==</text:span><text:span text:style-name="T10">"</text:span><text:span text:style-name="T12">dl</text:span><text:span text:style-name="T10">"</text:span><text:span text:style-name="T4">:</text:span></text:p>
      <text:p text:style-name="P1"><text:span text:style-name="T4"><text:s text:c="20"/></text:span><text:span text:style-name="T1">if</text:span><text:span text:style-name="T4"> </text:span><text:span text:style-name="T17">((</text:span><text:span text:style-name="T4">spriteA.x</text:span><text:span text:style-name="T7">+</text:span><text:span text:style-name="T4">spriteA.size</text:span><text:span text:style-name="T17">[</text:span><text:span text:style-name="T15">0</text:span><text:span text:style-name="T17">])</text:span><text:span text:style-name="T7">-</text:span><text:span text:style-name="T4">spriteB.x</text:span><text:span text:style-name="T17">)</text:span><text:span text:style-name="T7">&gt;</text:span><text:span text:style-name="T17">(</text:span><text:span text:style-name="T4">spriteB.y</text:span><text:span text:style-name="T7">+</text:span><text:span text:style-name="T4">spriteB.size</text:span><text:span text:style-name="T17">[</text:span><text:span text:style-name="T15">1</text:span><text:span text:style-name="T17">]</text:span><text:span text:style-name="T7">-</text:span><text:span text:style-name="T4">spriteA.y</text:span><text:span text:style-name="T17">)</text:span><text:span text:style-name="T4">:</text:span></text:p>
      <text:p text:style-name="P1"><text:span text:style-name="T4"><text:s text:c="24"/>spriteA.vy</text:span><text:span text:style-name="T7">=</text:span><text:span text:style-name="T15">0</text:span></text:p>
      <text:p text:style-name="P1"><text:span text:style-name="T4"><text:s text:c="24"/>spriteA.y</text:span><text:span text:style-name="T7">=</text:span><text:span text:style-name="T4">spriteB.y</text:span><text:span text:style-name="T7">+</text:span><text:span text:style-name="T4">spriteB.size</text:span><text:span text:style-name="T17">[</text:span><text:span text:style-name="T15">1</text:span><text:span text:style-name="T17">]</text:span></text:p>
      <text:p text:style-name="P1"><text:span text:style-name="T4"><text:s text:c="20"/></text:span><text:span text:style-name="T1">else</text:span><text:span text:style-name="T4">:</text:span></text:p>
      <text:p text:style-name="P1"><text:span text:style-name="T4"><text:s text:c="24"/>spriteA.vx</text:span><text:span text:style-name="T7">=</text:span><text:span text:style-name="T15">0</text:span></text:p>
      <text:p text:style-name="P1"><text:span text:style-name="T4"><text:s text:c="24"/>spriteA.x</text:span><text:span text:style-name="T7">=</text:span><text:span text:style-name="T4">spriteB.x</text:span><text:span text:style-name="T7">-</text:span><text:span text:style-name="T4">spriteA.size</text:span><text:span text:style-name="T17">[</text:span><text:span text:style-name="T15">0</text:span><text:span text:style-name="T17">]</text:span></text:p>
      <text:p text:style-name="P1"><text:span text:style-name="T4"><text:s text:c="16"/></text:span><text:span text:style-name="T1">elif</text:span><text:span text:style-name="T4"> sides</text:span><text:span text:style-name="T7">==</text:span><text:span text:style-name="T10">"</text:span><text:span text:style-name="T12">ul</text:span><text:span text:style-name="T10">"</text:span><text:span text:style-name="T4">:</text:span></text:p>
      <text:p text:style-name="P1"><text:soft-page-break/><text:span text:style-name="T4"><text:s text:c="20"/></text:span><text:span text:style-name="T1">if</text:span><text:span text:style-name="T4"> </text:span><text:span text:style-name="T17">(</text:span><text:span text:style-name="T4">spriteA.x</text:span><text:span text:style-name="T7">+</text:span><text:span text:style-name="T4">spriteA.size</text:span><text:span text:style-name="T17">[</text:span><text:span text:style-name="T15">0</text:span><text:span text:style-name="T17">]</text:span><text:span text:style-name="T7">-</text:span><text:span text:style-name="T4">spriteB.x</text:span><text:span text:style-name="T17">)</text:span><text:span text:style-name="T7">&gt;</text:span><text:span text:style-name="T17">(</text:span><text:span text:style-name="T4">spriteA.y</text:span><text:span text:style-name="T7">+</text:span><text:span text:style-name="T4">spriteA.size</text:span><text:span text:style-name="T17">[</text:span><text:span text:style-name="T15">1</text:span><text:span text:style-name="T17">]</text:span><text:span text:style-name="T7">-</text:span><text:span text:style-name="T4">spriteB.y</text:span><text:span text:style-name="T17">)</text:span><text:span text:style-name="T4">:</text:span></text:p>
      <text:p text:style-name="P1"><text:span text:style-name="T4"><text:s text:c="24"/>spriteA.vy</text:span><text:span text:style-name="T7">=</text:span><text:span text:style-name="T15">0</text:span></text:p>
      <text:p text:style-name="P1"><text:span text:style-name="T4"><text:s text:c="24"/>spriteA.y</text:span><text:span text:style-name="T7">=</text:span><text:span text:style-name="T4">spriteB.y</text:span><text:span text:style-name="T7">-</text:span><text:span text:style-name="T4">spriteA.size</text:span><text:span text:style-name="T17">[</text:span><text:span text:style-name="T15">1</text:span><text:span text:style-name="T17">]</text:span></text:p>
      <text:p text:style-name="P1"><text:span text:style-name="T4"><text:s text:c="20"/></text:span><text:span text:style-name="T1">else</text:span><text:span text:style-name="T4">:</text:span></text:p>
      <text:p text:style-name="P1"><text:span text:style-name="T4"><text:s text:c="24"/>spriteA.vx</text:span><text:span text:style-name="T7">=</text:span><text:span text:style-name="T15">0</text:span></text:p>
      <text:p text:style-name="P1"><text:span text:style-name="T4"><text:s text:c="24"/>spriteA.x</text:span><text:span text:style-name="T7">=</text:span><text:span text:style-name="T4">spriteB.x</text:span><text:span text:style-name="T7">-</text:span><text:span text:style-name="T4">spriteA.size</text:span><text:span text:style-name="T17">[</text:span><text:span text:style-name="T15">0</text:span><text:span text:style-name="T17">]</text:span><text:span text:style-name="T4"> <text:s text:c="23"/></text:span></text:p>
      <text:p text:style-name="P1"><text:span text:style-name="T4"><text:s text:c="16"/></text:span><text:span text:style-name="T1">elif</text:span><text:span text:style-name="T4"> sides</text:span><text:span text:style-name="T7">==</text:span><text:span text:style-name="T10">"</text:span><text:span text:style-name="T12">ur</text:span><text:span text:style-name="T10">"</text:span><text:span text:style-name="T4">:</text:span></text:p>
      <text:p text:style-name="P1"><text:span text:style-name="T4"><text:s text:c="20"/></text:span><text:span text:style-name="T1">if</text:span><text:span text:style-name="T4"> </text:span><text:span text:style-name="T17">(</text:span><text:span text:style-name="T4">spriteB.x</text:span><text:span text:style-name="T7">+</text:span><text:span text:style-name="T4">spriteB.size</text:span><text:span text:style-name="T17">[</text:span><text:span text:style-name="T15">0</text:span><text:span text:style-name="T17">]</text:span><text:span text:style-name="T7">-</text:span><text:span text:style-name="T4">spriteA.x</text:span><text:span text:style-name="T17">)</text:span><text:span text:style-name="T7">&gt;</text:span><text:span text:style-name="T17">(</text:span><text:span text:style-name="T4">spriteA.y</text:span><text:span text:style-name="T7">+</text:span><text:span text:style-name="T4">spriteA.size</text:span><text:span text:style-name="T17">[</text:span><text:span text:style-name="T15">1</text:span><text:span text:style-name="T17">]</text:span><text:span text:style-name="T7">-</text:span><text:span text:style-name="T4">spriteB.y</text:span><text:span text:style-name="T17">)</text:span><text:span text:style-name="T4">:</text:span></text:p>
      <text:p text:style-name="P1"><text:span text:style-name="T4"><text:s text:c="24"/>spriteA.vy</text:span><text:span text:style-name="T7">=</text:span><text:span text:style-name="T15">0</text:span></text:p>
      <text:p text:style-name="P1"><text:span text:style-name="T4"><text:s text:c="24"/>spriteA.y</text:span><text:span text:style-name="T7">=</text:span><text:span text:style-name="T4">spriteB.y</text:span><text:span text:style-name="T7">-</text:span><text:span text:style-name="T4">spriteA.size</text:span><text:span text:style-name="T17">[</text:span><text:span text:style-name="T15">1</text:span><text:span text:style-name="T17">]</text:span></text:p>
      <text:p text:style-name="P1"><text:span text:style-name="T4"><text:s text:c="20"/></text:span><text:span text:style-name="T1">else</text:span><text:span text:style-name="T4">:</text:span></text:p>
      <text:p text:style-name="P1"><text:span text:style-name="T4"><text:s text:c="24"/>spriteA.vx</text:span><text:span text:style-name="T7">=</text:span><text:span text:style-name="T15">0</text:span></text:p>
      <text:p text:style-name="P1"><text:span text:style-name="T4"><text:s text:c="24"/>spriteA.x</text:span><text:span text:style-name="T7">=</text:span><text:span text:style-name="T4">spriteB.x</text:span><text:span text:style-name="T7">+</text:span><text:span text:style-name="T4">spriteB.size</text:span><text:span text:style-name="T17">[</text:span><text:span text:style-name="T15">0</text:span><text:span text:style-name="T17">]</text:span></text:p>
      <text:p text:style-name="P1"><text:span text:style-name="T4"><text:s text:c="16"/></text:span></text:p>
      <text:p text:style-name="P1"><text:span text:style-name="T4"><text:s text:c="16"/></text:span></text:p>
      <text:p text:style-name="P1"><text:span text:style-name="T4"><text:s text:c="20"/></text:span><text:span text:style-name="T20">#if the two are equal then it will pick the </text:span><text:span text:style-name="T22">seccond</text:span><text:span text:style-name="T20"> option</text:span></text:p>
      <text:p text:style-name="P1"><text:span text:style-name="T4"><text:s text:c="16"/></text:span><text:span text:style-name="T1">else</text:span><text:span text:style-name="T4">: <text:s text:c="3"/></text:span></text:p>
      <text:p text:style-name="P3"><text:span text:style-name="T6"><text:s text:c="20"/></text:span><text:span text:style-name="T3">print</text:span><text:span text:style-name="T19">(</text:span><text:span text:style-name="T6">sides</text:span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51:47.037436900</meta:creation-date>
    <dc:date>2018-11-07T12:11:55.363377598</dc:date>
    <meta:editing-duration>PT1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134" meta:character-count="3521" meta:non-whitespace-character-count="2150"/>
  </office:meta>
</office:document-meta>
</file>